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shrink-to-fit="true" style:repeat-content="false"/>
      <style:paragraph-properties fo:text-align="center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7.01145833333333cm" style:use-optimal-column-width="true"/>
    </style:style>
    <style:style style:name="co3" style:family="table-column">
      <style:table-column-properties fo:break-before="auto" style:column-width="10.9802083333333cm" style:use-optimal-column-width="true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EFFECT</text:p>
          </table:table-cell>
          <table:table-cell office:value-type="string" table:style-name="ce2">
            <text:p>COMMENTS</text:p>
          </table:table-cell>
          <table:table-cell table:number-columns-repeated="1638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Write(pin, LOW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Write(pin, HIGH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Read(pin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pin, value</text:p>
          </table:table-cell>
          <table:table-cell office:value-type="string" table:style-name="ce3">
            <text:p>analogWrite(pin, value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analogRead(pin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3"/>
          <table:table-cell office:value-type="string" table:style-name="ce3">
            <text:p>read temp value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3"/>
          <table:table-cell office:value-type="string" table:style-name="ce3">
            <text:p>read rh value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3"/>
          <table:table-cell office:value-type="string" table:style-name="ce3">
            <text:p>read sensor min delay between reading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3"/>
          <table:table-cell office:value-type="string" table:style-name="ce3">
            <text:p>read sensor t max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3"/>
          <table:table-cell office:value-type="string" table:style-name="ce3">
            <text:p>read sensor t mi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3"/>
          <table:table-cell office:value-type="string" table:style-name="ce3">
            <text:p>read sensor t resoluti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3"/>
          <table:table-cell office:value-type="string" table:style-name="ce3">
            <text:p>read sensor rh max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3"/>
          <table:table-cell office:value-type="string" table:style-name="ce3">
            <text:p>read sensor rh mi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3"/>
          <table:table-cell office:value-type="string" table:style-name="ce3">
            <text:p>read sensor rh resoluti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3"/>
          <table:table-cell office:value-type="string" table:style-name="ce3">
            <text:p>read lux sensor value</text:p>
          </table:table-cell>
          <table:table-cell office:value-type="string" table:style-name="ce3">
            <text:p>BROKEN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3">
            <text:p>enable pin, sensor pin</text:p>
          </table:table-cell>
          <table:table-cell office:value-type="string" table:style-name="ce3">
            <text:p>enable the sensor and read the value, then disable the sensor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3"/>
          <table:table-cell office:value-type="string" table:style-name="ce3">
            <text:p>read day hours settin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3"/>
          <table:table-cell office:value-type="string" table:style-name="ce3">
            <text:p>read night hours settin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3"/>
          <table:table-cell office:value-type="string" table:style-name="ce3">
            <text:p>set day hour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3"/>
          <table:table-cell office:value-type="string" table:style-name="ce3">
            <text:p>set night hour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3"/>
          <table:table-cell office:value-type="string" table:style-name="ce3">
            <text:p>read time setting</text:p>
          </table:table-cell>
          <table:table-cell office:value-type="string" table:style-name="ce3">
            <text:p>format: hour minute second day month year</text:p>
          </table:table-cell>
          <table:table-cell table:number-columns-repeated="16380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3">
            <text:p>hour, minute, second, day, month, year</text:p>
          </table:table-cell>
          <table:table-cell office:value-type="string" table:style-name="ce3">
            <text:p>set time</text:p>
          </table:table-cell>
          <table:table-cell office:value-type="string" table:style-name="ce3">
            <text:p>all arguments 2 digits</text:p>
          </table:table-cell>
          <table:table-cell table:number-columns-repeated="16380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3"/>
          <table:table-cell office:value-type="string" table:style-name="ce3">
            <text:p>read the alive time</text:p>
          </table:table-cell>
          <table:table-cell office:value-type="string" table:style-name="ce3">
            <text:p>output in seconds</text:p>
          </table:table-cell>
          <table:table-cell table:number-columns-repeated="16380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3"/>
          <table:table-cell office:value-type="string" table:style-name="ce3">
            <text:p>read the light statu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3"/>
          <table:table-cell office:value-type="string" table:style-name="ce3">
            <text:p>turn the lights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3"/>
          <table:table-cell office:value-type="string" table:style-name="ce3">
            <text:p>turn the lights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3">
            <text:p>day hours</text:p>
          </table:table-cell>
          <table:table-cell office:value-type="string" table:style-name="ce3">
            <text:p>turn the on timer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3">
            <text:p>night hours</text:p>
          </table:table-cell>
          <table:table-cell office:value-type="string" table:style-name="ce3">
            <text:p>turn the off timer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3"/>
          <table:table-cell office:value-type="string" table:style-name="ce3">
            <text:p>turn the on timer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3"/>
          <table:table-cell office:value-type="string" table:style-name="ce3">
            <text:p>turn the off timer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3">
            <text:p>day hours, night hours</text:p>
          </table:table-cell>
          <table:table-cell office:value-type="string" table:style-name="ce3">
            <text:p>turn both timers on</text:p>
          </table:table-cell>
          <table:table-cell office:value-type="string" table:style-name="ce3">
            <text:p>switch to automatic light control</text:p>
          </table:table-cell>
          <table:table-cell table:number-columns-repeated="16380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3"/>
          <table:table-cell office:value-type="string" table:style-name="ce3">
            <text:p>turn both timers off</text:p>
          </table:table-cell>
          <table:table-cell office:value-type="string" table:style-name="ce3">
            <text:p>switch to manual light control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3"/>
          <table:table-cell office:value-type="string" table:style-name="ce3">
            <text:p>dummy</text:p>
          </table:table-cell>
          <table:table-cell table:style-name="ce3"/>
          <table:table-cell table:number-columns-repeated="16380"/>
        </table:table-row>
        <table:table-row table:number-rows-repeated="76"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7" table:style-name="ro1">
          <table:table-cell table:number-columns-repeated="2" table:style-name="ce2"/>
          <table:table-cell table:number-columns-repeated="2" table:style-name="ce3"/>
          <table:table-cell table:number-columns-repeated="16380"/>
        </table:table-row>
        <table:table-row table:number-rows-repeated="10484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oki</dc:creator>
    <meta:creation-date>2016-02-20T12:20:21Z</meta:creation-date>
    <dc:date>2016-03-01T07:24:55Z</dc:date>
    <meta:editing-cycles>9</meta:editing-cycles>
    <meta:editing-duration>PT60901S</meta:editing-duration>
  </office:meta>
</office:document-meta>
</file>